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3.07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4.23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edwood Springs Capital Partners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Introduction for potential </text:p>
            <text:p>portfolio members and limited partn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o we a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rles Wyble – CEO/Director RWSCP</text:p>
              </text:list-item>
              <text:list-item>
                <text:p>Patti Wyble – CFO/Director RWSCP</text:p>
              </text:list-item>
              <text:list-item>
                <text:p>Dave Schudel – Director, Chair RWSCP</text:p>
              </text:list-item>
              <text:list-item>
                <text:p>Chris Cooper – Diligence Lead RWSC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tity Structu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WSCP LLC (management co, advisor)</text:p>
              </text:list-item>
              <text:list-item>
                <text:p>RWSCP BDC </text:p>
              </text:list-item>
              <text:list-item>
                <text:p>RWSCP SB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tity Structure Continued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we do</text:p>
          </draw:text-box>
        </draw:frame>
        <draw:frame presentation:style-name="pr5" draw:layer="layout" svg:width="24cm" svg:height="12.18cm" svg:x="2.077cm" svg:y="5.515cm" presentation:class="outline" presentation:user-transformed="true">
          <draw:text-box>
            <text:list text:style-name="L3">
              <text:list-item>
                <text:p>Find exceptionally high quality deal flow for our limited partners. (LP) One possible deal a month or so is amazing for us.</text:p>
              </text:list-item>
              <text:list-item>
                <text:p>Seek 90% success (invert traditional VC model)</text:p>
              </text:list-item>
              <text:list-item>
                <text:p>Preserve optionality for founders (think high cap angel more than VC)</text:p>
              </text:list-item>
              <text:list-item>
                <text:p>Align incentives of LP→Fund→Portfolio Memb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35cm" svg:x="2cm" svg:y="0.472cm" presentation:class="title" presentation:user-transformed="true">
          <draw:text-box>
            <text:p>Who we work with (Investment Thesis for Avenue G fund)</text:p>
          </draw:text-box>
        </draw:frame>
        <draw:frame presentation:style-name="pr5" draw:layer="layout" svg:width="24cm" svg:height="12.18cm" svg:x="2.286cm" svg:y="4.584cm" presentation:class="outline" presentation:user-transformed="true">
          <draw:text-box>
            <text:list text:style-name="L3">
              <text:list-item>
                <text:p>Central TX geographic focus</text:p>
              </text:list-item>
              <text:list-item>
                <text:p>Hardware / Software Companies with patentable IP</text:p>
              </text:list-item>
              <text:list-item>
                <text:p>3 to 5 year timeline to market ready / $1 to $10 million R&amp;D budget / 3 to 5 person dev team (high functionality/competence)</text:p>
              </text:list-item>
              <text:list-item>
                <text:p>Hard problems, clear product/market fit, capital intensive endeavors</text:p>
              </text:list-item>
              <text:list-item>
                <text:p>Let product people build product, stay out of the way!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rtfolio Onboarding Process</text:p>
          </draw:text-box>
        </draw:frame>
        <draw:frame presentation:style-name="pr5" draw:layer="layout" svg:width="24cm" svg:height="12.18cm" svg:x="2.076cm" svg:y="4.837cm" presentation:class="outline" presentation:user-transformed="true">
          <draw:text-box>
            <text:list text:style-name="L3">
              <text:list-item>
                <text:p>Founder dinner </text:p>
              </text:list-item>
              <text:list-item>
                <text:p>Three 1 on 1 meetings</text:p>
                <text:list>
                  <text:list-item>
                    <text:p>With me (company/entity/negotiation prep)</text:p>
                  </text:list-item>
                  <text:list-item>
                    <text:p>With Karlos (pitch prep)</text:p>
                  </text:list-item>
                  <text:list-item>
                    <text:p>With Chris (diligence prep)</text:p>
                  </text:list-item>
                </text:list>
              </text:list-item>
              <text:list-item>
                <text:p>Pitch to Redwood team and subject matter experts <text:s text:c="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ortfolio Onboarding Process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~25 hours of work, minimal distraction/streamlined as possible </text:p>
              </text:list-item>
              <text:list-item>
                <text:p text:style-name="P2">Try really hard to not have any work you wouldn’t need to do anyway! We’re founders/operators ourselves. </text:p>
              </text:list-item>
              <text:list-item>
                <text:p>Approval of pitch before release to limited partn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sclosures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’m on RWSCP BoD. I make sure no one goes to jail. All involvement with RWSCP is at arm’s length, (oversight/governance/compliance). </text:p>
              </text:list-item>
              <text:list-item>
                <text:p>I hold no equity in RWSCP. I am majority owner/CEO of a portfolio company (Suborbital)</text:p>
              </text:list-item>
              <text:list-item>
                <text:p>I provide conflict free advice/counsel to both RWSCP management and portfolio memb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21:10:08.453000000</meta:creation-date>
    <meta:editing-duration>P4DT8H6M55S</meta:editing-duration>
    <meta:editing-cycles>39</meta:editing-cycles>
    <meta:generator>LibreOffice/6.1.5.2$Windows_X86_64 LibreOffice_project/90f8dcf33c87b3705e78202e3df5142b201bd805</meta:generator>
    <dc:title>Impress</dc:title>
    <dc:date>2019-05-28T01:30:35.269000000</dc:date>
    <meta:document-statistic meta:object-count="70"/>
  </office:meta>
</office:document-meta>
</file>